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71">
            <text:p>1071</text:p>
          </table:table-cell>
          <table:table-cell table:style-name="ce23" office:value-type="float" office:value="171">
            <text:p>1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73">
            <text:p>773</text:p>
          </table:table-cell>
          <table:table-cell table:style-name="ce23" office:value-type="float" office:value="161">
            <text:p>1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26">
            <text:p>826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06">
            <text:p>3406</text:p>
          </table:table-cell>
          <table:table-cell table:style-name="ce23" office:value-type="float" office:value="576">
            <text:p>5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0">
            <text:p>20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27">
            <text:p>8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0">
            <text:p>18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015">
            <text:p>3015</text:p>
          </table:table-cell>
          <table:table-cell table:style-name="ce23" office:value-type="float" office:value="80">
            <text:p>8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883">
            <text:p>4883</text:p>
          </table:table-cell>
          <table:table-cell table:style-name="ce23" office:value-type="float" office:value="498">
            <text:p>49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289">
            <text:p>8289</text:p>
          </table:table-cell>
          <table:table-cell table:style-name="ce23" office:value-type="float" office:value="1074">
            <text:p>107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